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3">
      <style:text-properties style:text-line-through-style="solid"/>
    </style:style>
    <style:style style:name="P15" style:family="paragraph" style:parent-style-name="Standard" style:list-style-name="L13">
      <style:text-properties style:text-line-through-style="none"/>
    </style:style>
    <style:style style:name="T1" style:family="text">
      <style:text-properties style:text-line-through-style="soli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xml:id="list2057334125"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xml:id="list1507520666"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xml:id="list1391340364"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xml:id="list249459194"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xml:id="list869485861"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xml:id="list1815634803"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xml:id="list1252015030"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xml:id="list160800592"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xml:id="list604215868"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xml:id="list701182779"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xml:id="list1151077971"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text:p text:style-name="Standard"/>
      <text:p text:style-name="Standard">switch to using a standard vickrey auction, sealed bid, no changes in "current price". In case of high-bid tie, split asset equally between tied bidders. Allow bidder to edit the bid any time prior to closing. Switch grading to 50% based on wealth creation (competitive metric), and 50% based on total distance of bids from true value (noncompetitive metric) (assume absense of bids = minimum bid).</text:p>
      <text:p text:style-name="Standard">This eliminates a number of problems and obviates bits of complex code: </text:p>
      <text:list xml:id="list1524490468" text:style-name="L12">
        <text:list-item>
          <text:p text:style-name="P12">auction closing time extension code,</text:p>
        </text:list-item>
        <text:list-item>
          <text:p text:style-name="P12">fancy bid and price increment code, </text:p>
        </text:list-item>
        <text:list-item>
          <text:p text:style-name="P12"><text:soft-page-break/>the incentive for non-participation to frequently-losing teams (since participation is now directly graded in the noncompetitive metric), </text:p>
        </text:list-item>
        <text:list-item>
          <text:p text:style-name="P12">the "only two bids to get to true value=price" problem, which prevented grading on direct participation metrics,</text:p>
        </text:list-item>
        <text:list-item>
          <text:p text:style-name="P12">"accidental" misbids can now be corrected by students, so typos are not penalized,</text:p>
        </text:list-item>
        <text:list-item>
          <text:p text:style-name="P12">no more need for "teams" which was a device to reduce number of assets required and still have a "balanced" game,</text:p>
        </text:list-item>
      </text:list>
      <text:p text:style-name="Standard"/>
      <text:p text:style-name="Standard">Todo:</text:p>
      <text:list xml:id="list116109676" text:style-name="L13">
        <text:list-item>
          <text:p text:style-name="P13"><text:span text:style-name="T1">world_active flag, in addition to global active flag. When user first signs up, he's global and world inactive. When worldmaster makes him active, he becomes global-active. </text:span>Later on, user may request membership in another world, <text:span text:style-name="T1">and worldmaster can approve by setting world-active flag.</text:span></text:p>
        </text:list-item>
        <text:list-item>
          <text:p text:style-name="P13">Worldmaster “user management” page, to enable <text:span text:style-name="T1">to activate/deactivate users</text:span>, and also edit other world-related user attributes – wealth, master status. <text:span text:style-name="T1">Use a formset with global “save” button, so this can be done en-masse.</text:span></text:p>
        </text:list-item>
        <text:list-item>
          <text:p text:style-name="P13">Worldmaster should be able to “recalculate world” - to recalc results for all periods, in sequence.</text:p>
        </text:list-item>
        <text:list-item>
          <text:p text:style-name="P14">Current world wealth should be composed of per-period wealths created (stored in periodsummary), plus initial wealth. That way, recalculation is independent of period order, and we can recalculate any period at any time. Periodsummary should not store start and end of period wealth. This also eliminates period-returns.</text:p>
        </text:list-item>
        <text:list-item>
          <text:p text:style-name="P14">Make the utils thing a method of world model.</text:p>
        </text:list-item>
        <text:list-item>
          <text:p text:style-name="P14">Exclude “summary completed” from period edit form.</text:p>
        </text:list-item>
        <text:list-item>
          <text:p text:style-name="P15">Add confirmation for deleting user memberships.</text:p>
        </text:list-item>
        <text:list-item>
          <text:p text:style-name="P15">Exclude admin users from period summaries.</text:p>
        </text:list-item>
        <text:list-item>
          <text:p text:style-name="P15">To make things simpler: world masters should not also be members. That way we don't have to do anything special to exclude them from bidding and the period summary calcul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Daniel F</meta:initial-creator>
    <meta:creation-date>2008-12-01T21:00:50</meta:creation-date>
    <dc:creator>Daniel F</dc:creator>
    <dc:date>2009-08-27T16:47:16</dc:date>
    <meta:editing-cycles>28</meta:editing-cycles>
    <meta:editing-duration>PT50H33M11S</meta:editing-duration>
    <meta:document-statistic meta:table-count="0" meta:image-count="0" meta:object-count="0" meta:page-count="3" meta:paragraph-count="81" meta:word-count="839" meta:character-count="4849"/>
    <meta:user-defined meta:name="Info 1"/>
    <meta:user-defined meta:name="Info 2"/>
    <meta:user-defined meta:name="Info 3"/>
    <meta:user-defined meta:name="Info 4"/>
  </office:meta>
</office:document-meta>
</file>